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1" svg:font-family="Wingding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List_20_Paragraph" style:list-style-name="WWNum1"/>
    <style:style style:name="P3" style:family="paragraph" style:parent-style-name="Standard">
      <style:paragraph-properties fo:margin-left="0.4917in" fo:margin-right="0in" fo:text-indent="-0.4917in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Wing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Base_vat_unique</text:span><text:span text:style-name="T2"></text:span><text:span text:style-name="T1">base_vat_unique_parent</text:span></text:h>
      <text:h text:style-name="Heading_20_3" text:outline-level="3">Descripción</text:h>
      <text:p text:style-name="P3">Los CUIT (VAT) deberán ser únicos para cada partner, solo podrán tener igual CUIT (VAT) aquellos Partners que tengan una relación padre/hijo.</text:p>
      <text:p text:style-name="Standard">Al querer guardar un cliente con CUIT (VAT) existente se muestra una advertencia: “ya existe un partner (nombre_partner) con ese número de CUIT. Para poder usar el mismo CUIT (VAT) este partner debe ser hijo de (nombre_partner)”</text:p>
      <text:h text:style-name="Heading_20_3" text:outline-level="3">Dependencias</text:h>
      <text:list xml:id="list141705844" text:style-name="WWNum1">
        <text:list-item>
          <text:list>
            <text:list-item>
              <text:p text:style-name="P2">base_vat</text:p>
            </text:list-item>
          </text:list>
        </text:list-item>
      </text:list>
      <text:h text:style-name="Heading_20_3" text:outline-level="3">Observaciones</text:h>
      <text:p text:style-name="Standard">No se modifican campos de objetos, solo hay que modificar sql_constraints del archivo base_vat_unique.py para que valide de la manera que se detalla en la descripción.</text:p>
      <text:p text:style-name="Standard">Para que lo puedas probar, deberías instalarte también el base_vat_ar (también lo puse en dropbox), el mismo hace que se validen también los cuit argentinos, para guardar un cuit argentino podes guardar por ejemplo: AR203139329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1" svg:font-family="Wingding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left="0.248in" fo:margin-right="0in" fo:margin-top="0.139in" fo:margin-bottom="0in" fo:keep-together="always" fo:text-indent="-0.248in" style:auto-text-indent="false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2992in" fo:margin-right="0in" fo:text-indent="-0.2992in" style:auto-text-indent="false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1-12-01T11:58:17</meta:creation-date>
    <meta:document-statistic meta:table-count="0" meta:image-count="0" meta:object-count="0" meta:page-count="1" meta:paragraph-count="9" meta:word-count="128" meta:character-count="848" meta:non-whitespace-character-count="732"/>
    <dc:date>2011-12-01T11:59:13</dc:date>
    <dc:creator>Damián </dc:creator>
    <meta:editing-duration>PT56S</meta:editing-duration>
    <meta:editing-cycles>1</meta:editing-cycles>
    <meta:generator>LibreOffice/3.4$Linux LibreOffice_project/340m1$Build-402</meta:generator>
  </office:meta>
</office:document-meta>
</file>